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/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9.446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483cm" fo:break-before="auto" style:use-optimal-row-height="true"/>
    </style:style>
    <style:style style:name="ro6" style:family="table-row">
      <style:table-row-properties style:row-height="0.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4" style:family="table-cell" style:parent-style-name="Default" style:data-style-name="N0">
      <style:table-cell-properties fo:background-color="#bfbfbf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" style:family="table-cell" style:parent-style-name="Default" style:data-style-name="N0">
      <style:text-properties style:font-name="Verdana1" fo:font-size="10pt" style:font-name-asian="Verdana" style:font-size-asian="10pt" style:font-name-complex="Verdana" style:font-size-complex="10pt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4" table:default-cell-style-name="ce6"/>
        <table:table-column table:style-name="co1" table:number-columns-repeated="4" table:default-cell-style-name="ce3"/>
        <table:table-column table:style-name="co1" table:number-columns-repeated="1017" table:default-cell-style-name="ce6"/>
        <table:table-column table:style-name="co3" table:default-cell-style-name="ce6"/>
        <table:table-row table:style-name="ro3">
          <table:table-cell table:style-name="ce2" office:value-type="string">
            <text:p>Story ID</text:p>
          </table:table-cell>
          <table:table-cell table:style-name="ce4" office:value-type="string">
            <text:p>Title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Hours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Assigned To</text:p>
          </table:table-cell>
          <table:covered-table-cell/>
          <table:table-cell table:style-name="ce12"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ekstop Applica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rdware cost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ystem Siz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nput Panel Distribu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nput Panel Efficiency dat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nel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ariff rate inp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Input inverter efficienc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nverter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onth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ystem Infrastructur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I Service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rdware cost fetching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ystem Size fetchi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fficiency loss calc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fficiency loss data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nel lifetime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actoring in inverter cos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ai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verage daytime hourly power usag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uto-fill roof area percentag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Location input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isplay cumulative annual saving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Modify UI to include Sideb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8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isplay estimated efficiency over life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ariff rate fetching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isplay power generation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verage daylight hours for locati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obile application (part A)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Mobile application (part B)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0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Saving repor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1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Printing repor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Location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Efficiency checking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Display panel outpu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Compare two configuration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Default"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ommercial setup calculation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5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ce5"/>
        <table:table-column table:style-name="co3" table:number-columns-repeated="1023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5"/>
        <table:table-column table:style-name="co3" table:number-columns-repeated="1023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6:Sheet1.F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1" svg:font-family="'Nimbus Sans L'"/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 style:data-style-name="N2" text:time-value="0000-00-00T21:12:3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15T23:34:36Z</meta:creation-date>
    <dc:date>2012-10-10T21:13:02</dc:date>
    <meta:editing-cycles>53</meta:editing-cycles>
    <meta:editing-duration>PT5H26M27S</meta:editing-duration>
    <meta:document-statistic meta:table-count="3" meta:cell-count="272" meta:object-count="0"/>
  </office:meta>
</office:document-meta>
</file>